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alatino Linotype" svg:font-family="'Palatino Linotype'"/>
  </office:font-face-decls>
  <office:automatic-styles>
    <style:style style:name="co6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3.9252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2.2819in"/>
    </style:style>
    <style:style style:name="co8" style:family="table-column">
      <style:table-column-properties fo:break-before="auto" style:column-width="0.889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bold" style:font-size-asian="12pt" style:font-style-asian="normal" style:font-weight-asian="bold" style:font-name-complex="Palatino Linotype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 Linotype" fo:font-size="11pt" fo:font-style="normal" fo:text-shadow="none" style:text-underline-style="none" fo:font-weight="bold" style:font-size-asian="11pt" style:font-style-asian="normal" style:font-weight-asian="bold" style:font-name-complex="Palatino Linotype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" table:number-columns-repeated="20" table:default-cell-style-name="Default"/>
        <table:table-column table:style-name="co6" table:number-columns-repeated="998" table:default-cell-style-name="Default"/>
        <table:table-row table:style-name="ro3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Leetcode Pbm Title</text:p>
          </table:table-cell>
          <table:table-cell table:style-name="ce1" office:value-type="string" calcext:value-type="string">
            <text:p>Category</text:p>
          </table:table-cell>
          <table:table-cell table:style-name="ce5" office:value-type="string" calcext:value-type="string">
            <text:p>Time Complexity</text:p>
          </table:table-cell>
          <table:table-cell table:style-name="ce5" office:value-type="string" calcext:value-type="string">
            <text:p>Optimised Time Complexity</text:p>
          </table:table-cell>
          <table:table-cell table:style-name="ce8" office:value-type="string" calcext:value-type="string">
            <text:p>Technique Used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move Element</text:p>
          </table:table-cell>
          <table:table-cell table:style-name="ce2" office:value-type="string" calcext:value-type="string">
            <text:p>Easy</text:p>
          </table:table-cell>
          <table:table-cell table:style-name="ce6" office:value-type="string" calcext:value-type="string">
            <text:p>O(n)</text:p>
          </table:table-cell>
          <table:table-cell table:style-name="ce7" office:value-type="string" calcext:value-type="string">
            <text:p>o(n)</text:p>
          </table:table-cell>
          <table:table-cell table:style-name="ce5" office:value-type="string" calcext:value-type="string">
            <text:p>Two Pointer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rge sorted Array</text:p>
          </table:table-cell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Two Pointer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oman to Integer</text:p>
          </table:table-cell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Mathematical</text:p>
          </table:table-cell>
          <table:table-cell table:number-columns-repeated="101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nd the Index of a first occurrence of a string</text:p>
          </table:table-cell>
          <table:table-cell table:style-name="ce2" office:value-type="string" calcext:value-type="string">
            <text:p>Easy</text:p>
          </table:table-cell>
          <table:table-cell table:number-columns-repeated="2" table:style-name="ce7" office:value-type="string" calcext:value-type="string">
            <text:p>O(n+m)</text:p>
          </table:table-cell>
          <table:table-cell table:style-name="ce7" office:value-type="string" calcext:value-type="string">
            <text:p>KMP Algorithm</text:p>
          </table:table-cell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alid Palindrome</text:p>
          </table:table-cell>
          <table:table-cell table:style-name="ce2" office:value-type="string" calcext:value-type="string">
            <text:p>Easy</text:p>
          </table:table-cell>
          <table:table-cell table:number-columns-repeated="2" table:style-name="ce7" office:value-type="string" calcext:value-type="string">
            <text:p>O(n)</text:p>
          </table:table-cell>
          <table:table-cell table:style-name="ce7" office:value-type="string" calcext:value-type="string">
            <text:p>Two Pointer</text:p>
          </table:table-cell>
          <table:table-cell table:number-columns-repeated="101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Valid Anagram</text:p>
          </table:table-cell>
          <table:table-cell table:style-name="ce2" office:value-type="string" calcext:value-type="string">
            <text:p>Easy</text:p>
          </table:table-cell>
          <table:table-cell table:number-columns-repeated="2" table:style-name="ce7" office:value-type="string" calcext:value-type="string">
            <text:p>O(n)</text:p>
          </table:table-cell>
          <table:table-cell table:style-name="ce7" office:value-type="string" calcext:value-type="string">
            <text:p>Hash map</text:p>
          </table:table-cell>
          <table:table-cell table:number-columns-repeated="101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alid parenthesi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inked List Cycl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ymmetric Tre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th Sum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verse Bit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mbing Stair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est Time to Buy and Sell Stock I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emove Duplicates from Sorted array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est Time to Buy and Sell Stock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ump Game 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Jump Game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as Station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ontainer with Most wate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Group Anagram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Longest Consecutive Seque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Evaluate Reverse Polish Notation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everse Linked List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emove Nth node from the end of a linked list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LRU Cach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onstruct Binary tree from Inorder and Postorder Traversal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Lowest Common Ancesto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inary Tree Level Order Traversal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umber of Island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urse Schedul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Implement Tri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Word Search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ombination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onstruct Quad Tre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earch in a Rotated Sorted Array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Kth Largest in an array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oin chang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Longest Increasing Sub Seque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House Robbe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Longest Palindromic Substring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Edit Dista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Best Time to buy and sell stock III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Best Time to buy and sellstock IV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apping rain water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Median of Two Sorted array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Merge K sorted Lists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N Queens 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Minimum Window Substring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Egg Dropping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Minimum Estimated Time</text:p>
          </table:table-cell>
          <table:table-cell table:style-name="ce4" office:value-type="string" calcext:value-type="string">
            <text:p>25 Days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Maximum Estimated Time</text:p>
          </table:table-cell>
          <table:table-cell table:style-name="ce4" office:value-type="string" calcext:value-type="string">
            <text:p>50 Day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Ideal Problem Solving </text:p>
          </table:table-cell>
          <table:table-cell table:style-name="ce4" office:value-type="string" calcext:value-type="string">
            <text:p>2 per day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Intense Problem solving </text:p>
          </table:table-cell>
          <table:table-cell table:style-name="ce4" office:value-type="string" calcext:value-type="string">
            <text:p>3 per day</text:p>
          </table:table-cell>
          <table:table-cell table:number-columns-repeated="1021"/>
        </table:table-row>
        <table:table-row table:style-name="ro3" table:number-rows-repeated="94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alatino Linotype" svg:font-family="'Palatino Linotype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17:51:16.4117945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07:04:08</meta:creation-date>
    <meta:initial-creator>Dinesh AP_CSE_CIT</meta:initial-creator>
    <meta:generator>LibreOffice/24.8.5.2$Linux_X86_64 LibreOffice_project/27b361b745d0ea8f99bc93dfcb7a39098dfa5fff</meta:generator>
    <dc:date>2025-03-16T17:57:15.345665032</dc:date>
    <meta:editing-duration>PT2H42M</meta:editing-duration>
    <meta:editing-cycles>7</meta:editing-cycles>
    <meta:document-statistic meta:table-count="2" meta:cell-count="182" meta:object-count="0"/>
  </office:meta>
</office:document-meta>
</file>